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18587a"/>
    </style:style>
    <style:style style:name="P2" style:family="paragraph" style:parent-style-name="Heading_20_2">
      <style:paragraph-properties fo:margin-top="0cm" fo:margin-bottom="0.499cm" style:contextual-spacing="false"/>
      <style:text-properties officeooo:paragraph-rsid="0018587a"/>
    </style:style>
    <style:style style:name="P3" style:family="paragraph" style:parent-style-name="List_20_Heading">
      <style:paragraph-properties fo:margin-top="0cm" fo:margin-bottom="0.499cm" style:contextual-spacing="false"/>
    </style:style>
    <style:style style:name="P4" style:family="paragraph" style:parent-style-name="List_20_Heading">
      <style:paragraph-properties fo:margin-top="0cm" fo:margin-bottom="0.499cm" style:contextual-spacing="false"/>
      <style:text-properties officeooo:paragraph-rsid="0018587a"/>
    </style:style>
    <style:style style:name="P5" style:family="paragraph" style:parent-style-name="Preformatted_20_Text">
      <style:paragraph-properties fo:margin-top="0cm" fo:margin-bottom="0.499cm" style:contextual-spacing="false"/>
    </style:style>
    <style:style style:name="P6" style:family="paragraph" style:parent-style-name="Heading_20_2">
      <style:paragraph-properties fo:margin-left="0cm" fo:margin-right="0cm" fo:margin-top="0cm" fo:margin-bottom="0.499cm" style:contextual-spacing="false" fo:text-indent="0cm" style:auto-text-indent="false"/>
      <style:text-properties officeooo:paragraph-rsid="0018587a"/>
    </style:style>
    <style:style style:name="P7" style:family="paragraph" style:parent-style-name="List_20_Contents">
      <style:paragraph-properties fo:margin-left="0cm" fo:margin-right="0cm" fo:margin-top="0cm" fo:margin-bottom="0.499cm" style:contextual-spacing="false" fo:text-indent="0cm" style:auto-text-indent="false"/>
      <style:text-properties officeooo:paragraph-rsid="0018587a"/>
    </style:style>
    <style:style style:name="P8" style:family="paragraph" style:parent-style-name="Standard">
      <style:text-properties officeooo:paragraph-rsid="0018587a"/>
    </style:style>
    <style:style style:name="P9" style:family="paragraph" style:parent-style-name="Standard">
      <style:text-properties officeooo:rsid="001a484d" officeooo:paragraph-rsid="001a484d"/>
    </style:style>
    <style:style style:name="P10" style:family="paragraph" style:parent-style-name="Heading_20_1">
      <style:text-properties officeooo:paragraph-rsid="001bbbb1"/>
    </style:style>
    <style:style style:name="P11" style:family="paragraph" style:parent-style-name="Heading_20_1">
      <style:text-properties officeooo:paragraph-rsid="001c7ae0"/>
    </style:style>
    <style:style style:name="P12" style:family="paragraph" style:parent-style-name="Text_20_body">
      <style:text-properties fo:font-size="14pt" style:font-size-asian="14pt" style:font-size-complex="14pt"/>
    </style:style>
    <style:style style:name="P13" style:family="paragraph" style:parent-style-name="Text_20_body">
      <style:text-properties fo:font-size="14pt" officeooo:paragraph-rsid="001bbbb1" style:font-size-asian="14pt" style:font-size-complex="14pt"/>
    </style:style>
    <style:style style:name="P14" style:family="paragraph" style:parent-style-name="Text_20_body">
      <style:text-properties fo:font-size="14pt" officeooo:paragraph-rsid="001c7ae0" style:font-size-asian="14pt" style:font-size-complex="14pt"/>
    </style:style>
    <style:style style:name="P15" style:family="paragraph" style:parent-style-name="Text_20_body">
      <style:text-properties fo:font-size="14pt" fo:font-style="italic" style:font-size-asian="14pt" style:font-size-complex="14pt"/>
    </style:style>
    <style:style style:name="P16" style:family="paragraph" style:parent-style-name="Text_20_body">
      <style:text-properties officeooo:paragraph-rsid="001bbbb1"/>
    </style:style>
    <style:style style:name="P17" style:family="paragraph" style:parent-style-name="Text_20_body">
      <style:text-properties officeooo:paragraph-rsid="001c7ae0"/>
    </style:style>
    <style:style style:name="P18" style:family="paragraph" style:parent-style-name="Table_20_Contents">
      <style:text-properties fo:font-size="14pt" style:font-size-asian="14pt" style:font-size-complex="14pt"/>
    </style:style>
    <style:style style:name="P19" style:family="paragraph" style:parent-style-name="Standard">
      <style:text-properties fo:font-size="14pt" style:font-size-asian="14pt" style:font-size-complex="14pt"/>
    </style:style>
    <style:style style:name="P20" style:family="paragraph" style:parent-style-name="Standard" style:list-style-name="L2">
      <style:text-properties fo:font-size="14pt" style:font-size-asian="14pt" style:font-size-complex="14pt"/>
    </style:style>
    <style:style style:name="P21" style:family="paragraph" style:parent-style-name="Standard" style:list-style-name="L2"/>
    <style:style style:name="P22" style:family="paragraph" style:parent-style-name="Standard">
      <style:text-properties officeooo:paragraph-rsid="001bbbb1"/>
    </style:style>
    <style:style style:name="P23" style:family="paragraph" style:parent-style-name="Standard">
      <style:paragraph-properties fo:text-align="start" style:justify-single-word="false"/>
    </style:style>
    <style:style style:name="T1" style:family="text">
      <style:text-properties fo:font-weight="bold"/>
    </style:style>
    <style:style style:name="T2" style:family="text">
      <style:text-properties officeooo:rsid="0018587a"/>
    </style:style>
    <style:style style:name="T3" style:family="text">
      <style:text-properties fo:font-weight="normal" style:font-weight-asian="normal" style:font-weight-complex="normal"/>
    </style:style>
    <style:style style:name="T4" style:family="text">
      <style:text-properties fo:font-weight="normal" officeooo:rsid="0018587a" style:font-weight-asian="normal" style:font-weight-complex="normal"/>
    </style:style>
    <style:style style:name="T5" style:family="text">
      <style:text-properties fo:font-style="italic"/>
    </style:style>
    <style:style style:name="T6" style:family="text">
      <style:text-properties fo:font-style="italic" fo:font-weight="bold"/>
    </style:style>
    <style:style style:name="T7" style:family="text">
      <style:text-properties fo:font-size="14pt" style:font-size-asian="14pt" style:font-size-complex="14pt"/>
    </style:style>
    <style:style style:name="T8" style:family="text">
      <style:text-properties fo:font-size="14pt" fo:font-style="italic" style:font-size-asian="14pt" style:font-size-complex="14pt"/>
    </style:style>
    <style:style style:name="T9" style:family="text">
      <style:text-properties fo:font-size="14pt" fo:font-style="italic" fo:font-weight="bold"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2pt" fo:font-style="italic" fo:font-weight="bold" style:font-size-asian="12pt" style:font-size-complex="12pt"/>
    </style:style>
    <style:style style:name="T12" style:family="text">
      <style:text-properties fo:font-size="12pt" fo:font-style="italic" style:font-size-asian="12pt" style:font-size-complex="12pt"/>
    </style:style>
    <style:style style:name="T13" style:family="text">
      <style:text-properties officeooo:rsid="001fa8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B </text:p>
      <text:p text:style-name="P9"/>
      <text:p text:style-name="P9"><text:a xlink:type="simple" xlink:href="http://www.hep.by/gnu/kernel/usb/index.html">http://www.hep.by/gnu/kernel/usb/index.html</text:a></text:p>
      <text:p text:style-name="P9"/>
      <text:h text:style-name="P10" text:outline-level="1"><text:bookmark text:name="DeviceDescriptors"/>Device Descriptors</text:h>
      <text:p text:style-name="Standard"><text:tab/>The device descriptor of a USB device represents the entire device. As a result a USB device can only have one device descriptor. It specifies some basic, yet important information about the device such as the supported USB version, maximum packet size, vendor and product IDs and the number of possible configurations the device can have.</text:p>
      <text:p text:style-name="Standard"/>
      <text:p text:style-name="Standard"/>
      <text:list xml:id="list7506709446836893066" text:style-name="L2">
        <text:list-item>
          <text:p text:style-name="P20">The <text:span text:style-name="T1">bcdUSB</text:span> field reports the highest version of USB the device supports. The value is in binary coded decimal with a format of 0xJJMN where JJ is the major version number, M is the minor version number and N is the sub minor version number. e.g. USB 2.0 is reported as 0x0200, USB 1.1 as 0x0110 and USB 1.0 as 0x0100.</text:p>
          <text:p text:style-name="P20"/>
        </text:list-item>
        <text:list-item>
          <text:p text:style-name="P20">The <text:span text:style-name="T1">bDeviceClass, bDeviceSubClass</text:span> and <text:span text:style-name="T1">bDeviceProtocol</text:span> are used by the operating system to find a class driver for your device. Typically only the bDeviceClass is set at the device level. Most class specifications choose to identify itself at the interface level and as a result set the bDeviceClass as 0x00. This allows for the one device to support multiple classes. </text:p>
          <text:p text:style-name="P20"/>
        </text:list-item>
        <text:list-item>
          <text:p text:style-name="P20">The <text:span text:style-name="T1">bMaxPacketSize</text:span> field reports the maximum packet size for endpoint zero. All devices must support endpoint zero.</text:p>
          <text:p text:style-name="P21"/>
        </text:list-item>
        <text:list-item>
          <text:p text:style-name="P21"><text:span text:style-name="T8">The </text:span><text:span text:style-name="T9">idVendor</text:span><text:span text:style-name="T8"> and </text:span><text:span text:style-name="T9">idProduct</text:span><text:span text:style-name="T8"> are used by the operating system to find a driver for your device. The Vendor ID is assigned by the </text:span><text:a xlink:type="simple" xlink:href="http://www.usb.org/"><text:span text:style-name="T8">USB-IF</text:span></text:a><text:span text:style-name="T8">.</text:span></text:p>
          <text:p text:style-name="P20"/>
        </text:list-item>
        <text:list-item>
          <text:p text:style-name="P20">The <text:span text:style-name="T1">bcdDevice</text:span> has the same format than the bcdUSB and is used to provide a device version number. This value is assigned by the developer.</text:p>
          <text:p text:style-name="P20"/>
        </text:list-item>
        <text:list-item>
          <text:p text:style-name="P20">Three string descriptors exist to provide details of the manufacturer, product and serial number. There is no requirement to have string descriptors. If no string descriptor is present, a index of zero should be used.</text:p>
          <text:p text:style-name="P20"/>
        </text:list-item>
        <text:list-item>
          <text:p text:style-name="P20"><text:span text:style-name="T1">bNumConfigurations</text:span> defines the number of configurations the device supports at its current speed.</text:p>
        </text:list-item>
      </text:list>
      <text:p text:style-name="P19"/>
      <text:p text:style-name="P19"/>
      <text:h text:style-name="P10" text:outline-level="1"><text:bookmark text:name="ConfigurationDescriptors"/><text:span text:style-name="T7">Configuration Descriptors</text:span></text:h>
      <text:p text:style-name="P22"><text:span text:style-name="T10"><text:tab/>A USB device can have several different configurations although the majority of devices are simple and only have one. </text:span></text:p>
      <text:p text:style-name="P22"><text:soft-page-break/><text:span text:style-name="T10"><text:tab/>The configuration descriptor specifies how the device is powered, what the maximum power consumption is, the number of interfaces it has. Therefore it is possible to have two configurations, one for when the device is bus powered and another when it is mains powered. As this is a "header" to the Interface descriptors, its also feasible to have one configuration using a different transfer mode to that of another configuration.</text:span></text:p>
      <text:p text:style-name="P19"/>
      <text:p text:style-name="Standard"><text:span text:style-name="T9"><text:tab/>bNumInterfaces</text:span><text:span text:style-name="T8"> specifies the number of interfaces present for this configuration.</text:span></text:p>
      <text:p text:style-name="P19"><text:span text:style-name="T6"><text:tab/>bConfigurationValue</text:span><text:span text:style-name="T5"> is used by the SetConfiguration request to select this configuration.</text:span></text:p>
      <text:p text:style-name="P19"><text:span text:style-name="T6"><text:tab/>iConfiguration</text:span><text:span text:style-name="T5"> is a index to a string descriptor describing the configuration in human readable form.</text:span></text:p>
      <text:p text:style-name="P19"><text:span text:style-name="T6"><text:tab/>bmAttributes</text:span><text:span text:style-name="T5"> specify power parameters for the configuration. If a device is self powered, it sets D6. Bit D7 was used in USB 1.0 to indicate a bus powered device, but this is now done by bMaxPower. If a device uses any power from the bus, whether it be as a bus powered device or as a self powered device, it must report its power consumption in bMaxPower. Devices can also support remote wakeup which allows the device to wake up the host when the host is in suspend.</text:span></text:p>
      <text:p text:style-name="P19"><text:span text:style-name="T6"><text:tab/>bMaxPower</text:span><text:span text:style-name="T5"> defines the maximum power the device will drain from the bus. This is in 2mA units, thus a maximum of approximately 500mA can be specified. The specification allows a high powered bus powered device to drain no more than 500mA from Vbus. If a device loses external power, then it must not drain more than indicated in bMaxPower. It should fail any operation it cannot perform without external power.</text:span></text:p>
      <text:p text:style-name="P19"/>
      <text:h text:style-name="P10" text:outline-level="1"><text:bookmark text:name="InterfaceDescriptors"/><text:span text:style-name="T7">Interface Descriptors</text:span></text:h>
      <text:p text:style-name="Standard"><text:span text:style-name="T10"><text:tab/>The interface descriptor could be seen as a header or grouping of the endpoints into a functional group performing a single feature of the device.</text:span></text:p>
      <text:p text:style-name="P15"/>
      <text:p text:style-name="P16"><text:span text:style-name="T9"><text:tab/>bInterfaceNumber</text:span><text:span text:style-name="T8"> indicates the index of the interface descriptor. This should be zero based, and incremented once for each new interface descriptor.</text:span></text:p>
      <text:p text:style-name="P16"><text:span text:style-name="T6"><text:tab/></text:span><text:span text:style-name="T9">bAlternativeSetting</text:span><text:span text:style-name="T8"> can be used to specify </text:span><text:a xlink:type="simple" xlink:href="http://www.beyondlogic.org/usbnutshell/usb5.shtml#AlternateSetting"><text:span text:style-name="T8">alternative interfaces</text:span></text:a><text:span text:style-name="T8">. These alternative interfaces can be selected with the </text:span><text:a xlink:type="simple" xlink:href="http://www.beyondlogic.org/usbnutshell/usb6.htm#SetInterface"><text:span text:style-name="T8">Set Interface</text:span></text:a><text:span text:style-name="T8"> request.</text:span></text:p>
      <text:p text:style-name="P13"><text:span text:style-name="T6"><text:tab/>bNumEndpoints</text:span><text:span text:style-name="T5"> indicates the number of endpoints used by the interface. This value should exclude endpoint zero and is used to indicate the number of endpoint descriptors to follow.</text:span></text:p>
      <text:p text:style-name="P13"><text:span text:style-name="T6"><text:tab/>bInterfaceClass, bInterfaceSubClass</text:span><text:span text:style-name="T5"> and </text:span><text:span text:style-name="T6">bInterfaceProtocol</text:span><text:span text:style-name="T5"> can be used to specify supported classes (e.g. HID, communications, mass storage etc.) This allows many devices to use class drivers preventing the need to write specific drivers for </text:span><text:soft-page-break/><text:span text:style-name="T5">your device.</text:span></text:p>
      <text:p text:style-name="P13"><text:span text:style-name="T6"><text:tab/>iInterface</text:span><text:span text:style-name="T5"> allows for a string description of the interface.</text:span></text:p>
      <text:h text:style-name="P11" text:outline-level="1"><text:bookmark text:name="EndpointDescriptors"/><text:span text:style-name="T7">Endpoint Descriptors</text:span></text:h>
      <text:p text:style-name="P23"><text:tab/>Endpoint descriptors are used to describe endpoints other than endpoint zero. Endpoint zero is always assumed to be a control endpoint and is configured before any descriptors are even requested. The host will use the information returned from these descriptors to determine the bandwidth requirements of the bus.</text:p>
      <text:p text:style-name="P19"/>
      <text:p text:style-name="P17"><text:span text:style-name="T9"><text:tab/>bEndpointAddress</text:span><text:span text:style-name="T8"> indicates what endpoint this descriptor is describing.</text:span></text:p>
      <text:p text:style-name="P17"><text:span text:style-name="T9"><text:tab/>bmAttributes</text:span><text:span text:style-name="T8"> specifies the transfer type. This can either be </text:span><text:a xlink:type="simple" xlink:href="http://www.beyondlogic.org/usbnutshell/usb4.htm#Control"><text:span text:style-name="T8">Control</text:span></text:a><text:span text:style-name="T8">, </text:span><text:a xlink:type="simple" xlink:href="http://www.beyondlogic.org/usbnutshell/usb4.htm#Interrupt"><text:span text:style-name="T8">Interrupt</text:span></text:a><text:span text:style-name="T8">, </text:span><text:a xlink:type="simple" xlink:href="http://www.beyondlogic.org/usbnutshell/usb4.htm#Isochronous"><text:span text:style-name="T8">Isochronous</text:span></text:a><text:span text:style-name="T8"> or </text:span><text:a xlink:type="simple" xlink:href="http://www.beyondlogic.org/usbnutshell/usb4.htm#Bulk"><text:span text:style-name="T8">Bulk Transfers</text:span></text:a><text:span text:style-name="T8">. If an Isochronous endpoint is specified, additional attributes can be selected such as the Synchronisation and usage types.</text:span></text:p>
      <text:p text:style-name="P14"><text:span text:style-name="T6"><text:tab/>wMaxPacketSize</text:span><text:span text:style-name="T5"> indicates the maximum payload size for this endpoint.</text:span></text:p>
      <text:p text:style-name="P14"><text:span text:style-name="T6"><text:tab/>bInterval</text:span><text:span text:style-name="T5"> is used to specify the polling interval of certain transfers. The units are expressed in frames, thus this equates to either 1ms for low/full speed devices and 125us for high speed devices. </text:span></text:p>
      <text:p text:style-name="P12"/>
      <text:p text:style-name="Standard"/>
      <text:p text:style-name="Standard"/>
      <text:p text:style-name="Standard"/>
      <text:p text:style-name="Standard"><text:span text:style-name="T2">1. </text:span>USB_DEVICE_INFO — macro used to describe a class of usb devices </text:p>
      <text:p text:style-name="Standard"/>
      <text:p text:style-name="Text_20_body"><text:span text:style-name="Source_20_Text"><text:span text:style-name="T1">USB_DEVICE_INFO </text:span></text:span><text:span text:style-name="Source_20_Text">(</text:span><text:span text:style-name="Source_20_Text"><text:span text:style-name="T2">cl,sc,pr);</text:span></text:span></text:p>
      <text:h text:style-name="Heading_20_2" text:outline-level="2">Arguments</text:h>
      <text:p text:style-name="P3"><text:span text:style-name="Emphasis"><text:span text:style-name="Source_20_Text">Cl:- </text:span></text:span>bDeviceClass value </text:p>
      <text:p text:style-name="P3"><text:span text:style-name="Emphasis"><text:span text:style-name="Source_20_Text">sc</text:span></text:span><text:span text:style-name="Source_20_Text">:- </text:span>bDeviceSubClass value </text:p>
      <text:p text:style-name="P3"><text:span text:style-name="Emphasis"><text:span text:style-name="Source_20_Text">pr:- </text:span></text:span>bDeviceProtocol value </text:p>
      <text:h text:style-name="Heading_20_2" text:outline-level="2">Description:-<text:span text:style-name="T3">This macro is used to create a struct usb_device_id that matches a specific class of devices. </text:span></text:h>
      <text:p text:style-name="Text_20_body"><text:span text:style-name="Source_20_Text"><text:span text:style-name="T3"/></text:span></text:p>
      <text:p text:style-name="P8"><text:span text:style-name="T2">2.</text:span>USB_INTERFACE_INFO — macro used to describe a class of usb interfaces </text:p>
      <text:p text:style-name="P8"/>
      <text:p text:style-name="P8"><text:span text:style-name="Source_20_Text"><text:span text:style-name="T1">USB_INTERFACE_INFO </text:span></text:span><text:span text:style-name="Source_20_Text">(</text:span><text:span text:style-name="Source_20_Text"><text:span text:style-name="T2">cl,sc,pr);</text:span></text:span></text:p>
      <text:p text:style-name="P8"/>
      <text:h text:style-name="P1" text:outline-level="2"><text:soft-page-break/>Arguments</text:h>
      <text:p text:style-name="P4"><text:span text:style-name="Source_20_Text">Cl:- </text:span>bDeviceClass value </text:p>
      <text:p text:style-name="P4"><text:span text:style-name="Source_20_Text">sc:- </text:span>bDeviceSubClass value </text:p>
      <text:p text:style-name="P4"><text:span text:style-name="Source_20_Text">pr:- bDeviceProtocol value </text:span></text:p>
      <text:h text:style-name="P2" text:outline-level="2">Description:-<text:span text:style-name="T3">This macro is used to create a struct usb_device_id that matches a specific class of interfaces. </text:span></text:h>
      <text:p text:style-name="P7"/>
      <text:p text:style-name="P7"><text:span text:style-name="Source_20_Text"><text:span text:style-name="T4">3.</text:span></text:span>USB_DEVICE_AND_INTERFACE_INFO — describe a specific usb device with a class of usb interfaces </text:p>
      <text:h text:style-name="P6" text:outline-level="2">Arguments</text:h>
      <text:p text:style-name="P3"><text:span text:style-name="Emphasis"><text:span text:style-name="Source_20_Text">Vend:- </text:span></text:span>the 16 bit USB Vendor ID </text:p>
      <text:p text:style-name="P3"><text:span text:style-name="Emphasis"><text:span text:style-name="Source_20_Text">prod:- </text:span></text:span>the 16 bit USB Product ID </text:p>
      <text:p text:style-name="P3"><text:span text:style-name="Emphasis"><text:span text:style-name="Source_20_Text">cl:- </text:span></text:span>bInterfaceClass value </text:p>
      <text:p text:style-name="P3"><text:span text:style-name="Emphasis"><text:span text:style-name="Source_20_Text">sc:- </text:span></text:span>bInterfaceSubClass value </text:p>
      <text:p text:style-name="P3"><text:span text:style-name="Emphasis"><text:span text:style-name="Source_20_Text">pr:- </text:span></text:span>bInterfaceProtocol value </text:p>
      <text:h text:style-name="Heading_20_2" text:outline-level="2"><text:bookmark text:name="id439344"/>Description</text:h>
      <text:p text:style-name="Text_20_body">This macro is used to create a struct usb_device_id that matches a specific device with a specific class of interfaces. </text:p>
      <text:p text:style-name="Text_20_body">This is especially useful when explicitly matching devices that have vendor specific bDeviceClass values, but standards-compliant interfaces. </text:p>
      <text:p text:style-name="P7"><text:span text:style-name="Source_20_Text"><text:span text:style-name="T4">4.</text:span></text:span>struct usb_class_driver — identifies a USB driver that wants to use the USB major number </text:p>
      <text:h text:style-name="Heading_20_2" text:outline-level="2">Synopsis</text:h>
      <text:p text:style-name="Preformatted_20_Text">struct usb_class_driver {</text:p>
      <text:p text:style-name="Preformatted_20_Text"><text:s text:c="2"/>char * name;</text:p>
      <text:p text:style-name="Preformatted_20_Text"><text:s text:c="2"/>char *(* devnode) (struct device *dev, mode_t *mode);</text:p>
      <text:p text:style-name="Preformatted_20_Text"><text:s text:c="2"/>const struct file_operations * fops;</text:p>
      <text:p text:style-name="Preformatted_20_Text"><text:s text:c="2"/>int minor_base;</text:p>
      <text:p text:style-name="P5">}; <text:s/></text:p>
      <text:h text:style-name="Heading_20_2" text:outline-level="2"><text:bookmark text:name="id440007"/><text:soft-page-break/>Members</text:h>
      <text:p text:style-name="P3">Name:- the usb class device name for this driver. Will show up in sysfs. </text:p>
      <text:p text:style-name="P3">Devnode:- Callback to provide a naming hint for a possible device node to create. </text:p>
      <text:p text:style-name="P3">Fops:- pointer to the struct file_operations of this driver. </text:p>
      <text:p text:style-name="P3">minor_base:- the start of the minor range for this driver. </text:p>
      <text:h text:style-name="Heading_20_2" text:outline-level="2"><text:bookmark text:name="id440062"/>Description</text:h>
      <text:p text:style-name="Text_20_body">This structure is used for the <text:span text:style-name="Source_20_Text">usb_register_dev</text:span> and <text:span text:style-name="Source_20_Text">usb_unregister_dev</text:span> functions, to consolidate a number of the parameters used for them. </text:p>
      <text:p text:style-name="P7"><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40:04.596978276</meta:creation-date>
    <dc:date>2017-12-18T17:17:36.537387847</dc:date>
    <meta:editing-duration>PT1H8M40S</meta:editing-duration>
    <meta:editing-cycles>2</meta:editing-cycles>
    <meta:generator>LibreOffice/4.2.8.2$Linux_X86_64 LibreOffice_project/420m0$Build-2</meta:generator>
    <meta:document-statistic meta:table-count="0" meta:image-count="0" meta:object-count="0" meta:page-count="5" meta:paragraph-count="77" meta:word-count="1122" meta:character-count="7202" meta:non-whitespace-character-count="6103"/>
  </office:meta>
</office:document-meta>
</file>